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74efa" officeooo:paragraph-rsid="00074efa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officeooo:rsid="00074efa" officeooo:paragraph-rsid="0008ca10" style:language-asian="zxx" style:country-asian="none" style:language-complex="zxx" style:country-complex="none"/>
    </style:style>
    <style:style style:name="P3" style:family="paragraph" style:parent-style-name="Standard">
      <style:text-properties fo:language="de" fo:country="DE" officeooo:rsid="00074efa" officeooo:paragraph-rsid="000dab72" style:language-asian="zxx" style:country-asian="none" style:language-complex="zxx" style:country-complex="none"/>
    </style:style>
    <style:style style:name="T1" style:family="text">
      <style:text-properties officeooo:rsid="0008e36f"/>
    </style:style>
    <style:style style:name="T2" style:family="text">
      <style:text-properties officeooo:rsid="000a850c"/>
    </style:style>
    <style:style style:name="T3" style:family="text">
      <style:text-properties officeooo:rsid="000c00f5"/>
    </style:style>
    <style:style style:name="T4" style:family="text">
      <style:text-properties officeooo:rsid="000d15f8"/>
    </style:style>
    <style:style style:name="T5" style:family="text">
      <style:text-properties officeooo:rsid="000dab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x Votrag:</text:p>
      <text:p text:style-name="P1"/>
      <text:p text:style-name="P1">Zusammenfassung Film:</text:p>
      <text:p text:style-name="P2">- <text:span text:style-name="T1">Beginn des Films:</text:span></text:p>
      <text:p text:style-name="P2"><text:tab/>- <text:span text:style-name="T1">Frau (Trinity) wird von Polizisten festgenommen → kann sich durch übernatürliche Kräfte</text:span></text:p>
      <text:p text:style-name="P2"><text:tab/> <text:s/><text:span text:style-name="T1">wehren (schnelle Kampfbewegungen) → Verfolgung durch Agenten → Trinity flüchtet zu </text:span></text:p>
      <text:p text:style-name="P2"><text:tab/> <text:s/><text:span text:style-name="T1">Telefonzelle → Telefonzelle wird von LKW zerquetscht → Frau nicht auffindbar</text:span></text:p>
      <text:p text:style-name="P2"/>
      <text:p text:style-name="P2"><text:tab/>- <text:span text:style-name="T1">Neo erhält Botschaft (weißem Kaninchen folgen) → Klopft an Tür → Freund will <text:tab/>Programm kaufen → Aufforderung mit zur Party zu kommen (weißes Kaninchen) → Neo <text:tab/>folgt → trifft bei Party auf Trinity → Trinity warnt Neo (Gesucht)</text:span></text:p>
      <text:p text:style-name="P2"><text:tab/></text:p>
      <text:p text:style-name="P2"><text:tab/>- <text:span text:style-name="T1">Anruf von Morpheus an Neo (von Agenten gesucht) → Morpheus zeigt Fluchtweg → Weg <text:tab/>zu gefährlich → Verhaftung Neo → Neo wird verhört → spinnenähnliches Gerät <text:tab/>eingepflanzt da Amnestieangebot abgelehnt (Morpheus ausliefern) → Neo erwacht wie aus <text:tab/>Albtraum </text:span></text:p>
      <text:p text:style-name="P2"/>
      <text:p text:style-name="P2"><text:tab/>- <text:span text:style-name="T2">Neo trifft sich mit Trinity → Entferung spinnenähnlichem Gerät aus Bauch</text:span></text:p>
      <text:p text:style-name="P2"><text:tab/>- <text:span text:style-name="T2">bei Morpheus: Erklärung das Welt nur Simulation ist → bietet ihm Befreiung an (rote <text:tab/>Pille) → erwacht in Realität → Neo befindet sich in Brutkasten (Zuchtanlage für Menschen) <text:tab/>→ aus Brutkasten gespült → Rettung durch Morpheus → Regeneration Neos Körper </text:span></text:p>
      <text:p text:style-name="P2"/>
      <text:p text:style-name="P2"><text:tab/>– <text:span text:style-name="T3">Morpheus erzählt Wahrheit: Menschen verloren Kampf gegen Maschinen (KI) → <text:tab/>Verdunkelung des Himmels (Solarenergie) → Nutzung des menschlichen Körpers zu <text:tab/>Energiegewinnung → Entwicklung der Matrix (bewusstlose Menschen unter Kontrolle <text:tab/>halten) </text:span></text:p>
      <text:p text:style-name="P2"/>
      <text:p text:style-name="P2"><text:tab/>- <text:span text:style-name="T3">Agenten = Schutzprogramme, Kämpfen gegen Revolutionäre (z.B Morpheus) → wollen <text:tab/>Menschen befreien → gefährlich → wenn in Matrix Tod auch in Realität Tod → Neo = <text:tab/>Auserwählte (laut Morpheus)</text:span></text:p>
      <text:p text:style-name="P2"/>
      <text:p text:style-name="P2"><text:tab/>- <text:span text:style-name="T4">Neo wird für virtuellen Kampf ausgebildet (Nebukadnezzar) → durch Speichermodule <text:tab/>Fähigkeiten trainiert → Physikalische Gesetze durch Willen gebrochen (Matrix)</text:span></text:p>
      <text:p text:style-name="P2"><text:tab/></text:p>
      <text:p text:style-name="P3"><text:tab/>- <text:span text:style-name="T5">Orakel sagt das Neo nicht Auserwählte ist → Morpheus opfert sich für ihn → Auf <text:tab/>Rückweg Morpheus gefangen genommen (durch Cypher) → Folterung → Gelangen zu den <text:tab/>Codes für Matrix → geglückte Flucht → Angriff durch Wächter (Roboter) → Einsatz von <text:tab/>EMP nicht möglich da Neo noch in Matrix (Kampf gegen Smith) → Neo wird erschossen → <text:tab/>Wiederbelebung durch Trinity (Kuss; Verliebte = Auserwählte; Neo nicht Tod) → Neo <text:tab/>erwacht mit neuen Fertigkeiten → Kämpft gegen Smith → Besiegt Smith (zerstört von <text:tab/>innen) → Neo kehrt aus Matrix zurück → Nutzung des EMP → Zerstörung der Wächter </text:span></text:p>
      <text:p text:style-name="P2"/>
      <text:p text:style-name="P2"><text:tab/>- <text:span text:style-name="T5">Ende: Neo in Matrix → will gefangene Menschen befreien → fliegt in Luft wie Superman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4S</meta:editing-duration>
    <meta:editing-cycles>9</meta:editing-cycles>
    <meta:generator>LibreOffice/5.4.7.2$Windows_X86_64 LibreOffice_project/c838ef25c16710f8838b1faec480ebba495259d0</meta:generator>
    <dc:date>2018-08-31T21:21:39.172000000</dc:date>
    <meta:document-statistic meta:table-count="0" meta:image-count="0" meta:object-count="0" meta:page-count="2" meta:paragraph-count="17" meta:word-count="368" meta:character-count="2394" meta:non-whitespace-character-count="1998"/>
    <meta:user-defined meta:name="Info 1"/>
    <meta:user-defined meta:name="Info 2"/>
    <meta:user-defined meta:name="Info 3"/>
    <meta:user-defined meta:name="Info 4"/>
  </office:meta>
</office:document-meta>
</file>